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line-height="100%" fo:text-align="center" style:justify-single-word="false">
        <style:tab-stops>
          <style:tab-stop style:position="3.889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72cm"/>
          <style:tab-stop style:position="1.799cm"/>
          <style:tab-stop style:position="3.81cm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style:font-size-asian="12pt" style:font-size-complex="12pt"/>
    </style:style>
    <style:style style:name="P7" style:family="paragraph" style:parent-style-name="Standard">
      <style:text-properties officeooo:paragraph-rsid="000038fb"/>
    </style:style>
    <style:style style:name="P8" style:family="paragraph" style:parent-style-name="Título_20_3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9" style:family="paragraph" style:parent-style-name="Parágrafo_20_da_20_Lista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Parágrafo_20_da_20_Lista" style:list-style-name="L2">
      <style:paragraph-properties fo:text-align="justify" style:justify-single-word="false"/>
    </style:style>
    <style:style style:name="P11" style:family="paragraph" style:parent-style-name="Title">
      <style:text-properties officeooo:paragraph-rsid="000038fb"/>
    </style:style>
    <style:style style:name="P12" style:family="paragraph" style:parent-style-name="Title" style:master-page-name="MP0">
      <style:paragraph-properties style:page-number="auto" fo:break-before="page"/>
      <style:text-properties officeooo:paragraph-rsid="000038fb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fo:color="#666666" style:font-name="Arial1" fo:font-size="15pt" fo:language="pt" fo:country="BR" style:font-size-asian="15pt" style:language-asian="en" style:country-asian="US" style:font-name-complex="Arial2" style:font-size-complex="15pt" style:language-complex="ar" style:country-complex="SA" style:font-weight-complex="bold"/>
    </style:style>
    <style:style style:name="T3" style:family="text">
      <style:text-properties style:font-name="Arial1" fo:font-size="28pt" fo:language="pt" fo:country="BR" style:font-size-asian="28pt" style:language-asian="en" style:country-asian="US" style:font-size-complex="28pt" style:language-complex="ar" style:country-complex="SA"/>
    </style:style>
    <text:list-style style:name="L1">
      <text:list-level-style-bullet text:level="1" text:style-name="WW_5f_CharLFO6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Arquitetura de Negócio </text:span></text:p>
      <text:p text:style-name="P11"><text:bookmark text:name="_GoBack"/><text:bookmark text:name="_qucnm9in9zdw"/><text:span text:style-name="T2">(Para cada Cenário)</text:span></text:p>
      <text:p text:style-name="P7"><text:span text:style-name="T2"/></text:p>
      <text:list xml:id="list3156979080" text:style-name="L1">
        <text:list-item>
          <text:p text:style-name="P9">Cenário Operacional: Compra</text:p>
        </text:list-item>
      </text:list>
      <text:p text:style-name="P6">- Nó Operacional: Comercial</text:p>
      <text:list xml:id="list3528359938" text:style-name="L2">
        <text:list-item>
          <text:p text:style-name="P10"><text:span text:style-name="Fonte_20_parág._20_padrão"><text:span text:style-name="T1">Capacidade Operacional: Captação de cliente</text:span></text:span></text:p>
        </text:list-item>
      </text:list>
      <text:p text:style-name="P4"><text:s text:c="29"/>- <text:s/>Processo Operacional: Procurar cliente</text:p>
      <text:p text:style-name="P5"><text:span text:style-name="Fonte_20_parág._20_padrão"><text:span text:style-name="T1"><text:s text:c="13"/>- Nó Operacional: Financeiro</text:span></text:span></text:p>
      <text:list xml:id="list212439116291736" text:continue-numbering="true" text:style-name="L2">
        <text:list-item>
          <text:p text:style-name="P10"><text:span text:style-name="Fonte_20_parág._20_padrão"><text:span text:style-name="T1">Capacidade Operacional: Receber valor</text:span></text:span></text:p>
        </text:list-item>
      </text:list>
      <text:p text:style-name="P4"><text:s text:c="29"/>- <text:s/>Processo Operacional: Receber pagamento</text:p>
      <text:p text:style-name="P5"><text:span text:style-name="Fonte_20_parág._20_padrão"><text:span text:style-name="T1"><text:s text:c="13"/>- Nó Operacional: Logístico</text:span></text:span></text:p>
      <text:list xml:id="list212438329571357" text:continue-numbering="true" text:style-name="L2">
        <text:list-item>
          <text:p text:style-name="P10"><text:span text:style-name="Fonte_20_parág._20_padrão"><text:span text:style-name="T1">Capacidade Operacional: Gerenciar estoque</text:span></text:span></text:p>
        </text:list-item>
      </text:list>
      <text:p text:style-name="P4"><text:s text:c="29"/>- <text:s/>Processo Operacional: Separar produto</text:p>
      <text:p text:style-name="P4"><text:s text:c="29"/>- <text:s/>Processo Operacional: Enviar produto</text:p>
      <text:p text:style-name="P4"/>
      <text:list xml:id="list212401245065560" text:style-name="L1">
        <text:list-item>
          <text:p text:style-name="P9">Cenário Operacional: Devolução com troca</text:p>
        </text:list-item>
      </text:list>
      <text:p text:style-name="P6">- Nó Operacional: Comercial</text:p>
      <text:list xml:id="list212402458678351" text:style-name="L2">
        <text:list-item>
          <text:p text:style-name="P10"><text:span text:style-name="Fonte_20_parág._20_padrão"><text:span text:style-name="T1">Capacidade Operacional: Análise </text:span></text:span></text:p>
        </text:list-item>
      </text:list>
      <text:p text:style-name="P4"><text:s text:c="29"/>- <text:s/>Processo Operacional: Analisar a solicitação de troca</text:p>
      <text:p text:style-name="P5"><text:span text:style-name="Fonte_20_parág._20_padrão"><text:span text:style-name="T1"><text:s text:c="13"/>- Nó Operacional: Financeiro</text:span></text:span></text:p>
      <text:list xml:id="list212439430938129" text:continue-numbering="true" text:style-name="L2">
        <text:list-item>
          <text:p text:style-name="P10"><text:span text:style-name="Fonte_20_parág._20_padrão"><text:span text:style-name="T1">Capacidade Operacional: Aprovação</text:span></text:span></text:p>
        </text:list-item>
      </text:list>
      <text:p text:style-name="P4"><text:s text:c="29"/>- <text:s/>Processo Operacional: Aprovar troca</text:p>
      <text:p text:style-name="P5"><text:span text:style-name="Fonte_20_parág._20_padrão"><text:span text:style-name="T1"><text:s text:c="13"/>- Nó Operacional: Logístico</text:span></text:span></text:p>
      <text:list xml:id="list212439401803723" text:continue-numbering="true" text:style-name="L2">
        <text:list-item>
          <text:p text:style-name="P10"><text:span text:style-name="Fonte_20_parág._20_padrão"><text:span text:style-name="T1">Capacidade Operacional: Gerenciar estoque</text:span></text:span></text:p>
        </text:list-item>
      </text:list>
      <text:p text:style-name="P4"><text:s text:c="29"/>- <text:s/>Processo Operacional: Coletar produto</text:p>
      <text:p text:style-name="P4"><text:s text:c="29"/>- <text:s/>Processo Operacional: Separar produto</text:p>
      <text:p text:style-name="P4"><text:s text:c="29"/>- <text:s/>Processo Operacional: Enviar produt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Rodapé" style:family="paragraph" style:parent-style-name="Header_20_and_20_Footer">
      <style:paragraph-properties fo:hyphenation-ladder-count="no-limit"/>
      <style:text-properties fo:hyphenate="false"/>
    </style:style>
    <style:style style:name="Cabeçalho" style:family="paragraph" style:parent-style-name="Header_20_and_20_Footer">
      <style:paragraph-properties fo:hyphenation-ladder-count="no-limit"/>
      <style:text-properties fo:hyphenate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 style:font-pitch="variable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Rolf Gutz</meta:initial-creator>
    <meta:creation-date>2020-10-19T00:08:00Z</meta:creation-date>
    <dc:date>2020-10-18T21:24:35.531931310</dc:date>
    <meta:print-date>2020-09-17T23:35:00Z</meta:print-date>
    <meta:editing-cycles>3</meta:editing-cycles>
    <meta:editing-duration>PT34S</meta:editing-duration>
    <meta:document-statistic meta:table-count="0" meta:image-count="0" meta:object-count="0" meta:page-count="1" meta:paragraph-count="25" meta:word-count="117" meta:character-count="1196" meta:non-whitespace-character-count="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